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8a8" officeooo:paragraph-rsid="000018a8"/>
    </style:style>
    <style:style style:name="P2" style:family="paragraph" style:parent-style-name="Standard">
      <style:text-properties fo:font-weight="bold" officeooo:rsid="000018a8" officeooo:paragraph-rsid="000018a8" style:font-weight-asian="bold" style:font-weight-complex="bold"/>
    </style:style>
    <style:style style:name="P3" style:family="paragraph" style:parent-style-name="Standard">
      <style:text-properties fo:font-weight="normal" officeooo:rsid="000018a8" officeooo:paragraph-rsid="000018a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in yang dibutuhkan = 3x (510301800<text:span text:style-name="T1">3</text:span><text:span text:style-name="T2">)</text:span></text:p>
      <text:p text:style-name="P3">Misalkan Rf = 20k</text:p>
      <text:p text:style-name="P3"/>
      <text:p text:style-name="P3"><draw:frame draw:style-name="fr1" draw:name="Object1" text:anchor-type="as-char" svg:y="-0.2437in" svg:width="1.131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1" draw:name="Object2" text:anchor-type="as-char" svg:y="-0.2437in" svg:width="2.6102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2">Vin = -4.48 V</text:p>
      <text:p text:style-name="P2"><draw:frame draw:style-name="fr1" draw:name="Object3" text:anchor-type="as-char" svg:y="-0.152in" svg:width="4.1736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Vin = -5 V</text:p>
      <text:p text:style-name="P2"><draw:frame draw:style-name="fr1" draw:name="Object4" text:anchor-type="as-char" svg:y="-0.152in" svg:width="3.7492in" svg:height="0.213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Vin = -3 V</text:p>
      <text:p text:style-name="P2"><draw:frame draw:style-name="fr1" draw:name="Object5" text:anchor-type="as-char" svg:y="-0.152in" svg:width="3.6689in" svg:height="0.213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Vin = 1 V</text:p>
      <text:p text:style-name="P2"><draw:frame draw:style-name="fr1" draw:name="Object6" text:anchor-type="as-char" svg:y="-0.152in" svg:width="3.4154in" svg:height="0.213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Vin = 3 V</text:p>
      <text:p text:style-name="P2"><draw:frame draw:style-name="fr1" draw:name="Object7" text:anchor-type="as-char" svg:y="-0.152in" svg:width="3.4193in" svg:height="0.213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Vin = 5 V</text:p>
      <text:p text:style-name="P2"><draw:frame draw:style-name="fr1" draw:name="Object8" text:anchor-type="as-char" svg:y="-0.152in" svg:width="3.5in" svg:height="0.213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Vin = 4.52</text:p>
      <text:p text:style-name="P2"><draw:frame draw:style-name="fr1" draw:name="Object9" text:anchor-type="as-char" svg:y="-0.152in" svg:width="3.9193in" svg:height="0.2134in" draw:z-index="8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2:05:50.693637454</meta:creation-date>
    <dc:date>2021-09-06T15:34:42.872895243</dc:date>
    <meta:editing-duration>PT15M58S</meta:editing-duration>
    <meta:editing-cycles>2</meta:editing-cycles>
    <meta:generator>LibreOffice/7.1.4.2$Linux_X86_64 LibreOffice_project/10$Build-2</meta:generator>
    <meta:document-statistic meta:table-count="0" meta:image-count="0" meta:object-count="9" meta:page-count="1" meta:paragraph-count="18" meta:word-count="37" meta:character-count="125" meta:non-whitespace-character-count="97"/>
  </office:meta>
</office:document-meta>
</file>

<file path=Object 1/content.xml><?xml version="1.0" encoding="utf-8"?>
<math xmlns="http://www.w3.org/1998/Math/MathML" display="block">
  <semantics>
    <mrow>
      <mi mathvariant="italic">Gain</mi>
      <mrow>
        <mspace width="2em"/>
        <mo stretchy="false">=</mo>
        <mspace width="2em"/>
      </mrow>
      <mrow>
        <mn>1</mn>
        <mo stretchy="false">+</mo>
        <mfrac>
          <mi mathvariant="italic">Rf</mi>
          <mi mathvariant="italic">Ri</mi>
        </mfrac>
      </mrow>
    </mrow>
    <annotation encoding="StarMath 5.0">Gain ~=~ 1 + Rf over Ri</annotation>
  </semantics>
</math>
</file>

<file path=Object 2/content.xml><?xml version="1.0" encoding="utf-8"?>
<math xmlns="http://www.w3.org/1998/Math/MathML" display="block">
  <semantics>
    <mrow>
      <mi mathvariant="italic">Ri</mi>
      <mrow>
        <mspace width="2em"/>
        <mo stretchy="false">=</mo>
        <mspace width="2em"/>
      </mrow>
      <mfrac>
        <mi mathvariant="italic">Rf</mi>
        <mrow>
          <mi mathvariant="italic">Gain</mi>
          <mo stretchy="false">−</mo>
          <mn>1</mn>
        </mrow>
      </mfrac>
      <mrow>
        <mspace width="2em"/>
        <mo stretchy="false">=</mo>
        <mspace width="2em"/>
      </mrow>
      <mfrac>
        <mrow>
          <mn>20</mn>
          <mi>k</mi>
          <mi mathvariant="normal">Ω</mi>
        </mrow>
        <mrow>
          <mn>3</mn>
          <mo stretchy="false">−</mo>
          <mn>1</mn>
        </mrow>
      </mfrac>
      <mrow>
        <mspace width="2em"/>
        <mo stretchy="false">=</mo>
        <mspace width="2em"/>
      </mrow>
      <mn>10</mn>
      <mi>k</mi>
      <mi mathvariant="normal">Ω</mi>
    </mrow>
    <annotation encoding="StarMath 5.0">Ri ~=~ Rf over { Gain - 1 } ~=~ { 20k%OMEGA  }over{ 3 - 1 } ~=~ 10k %OMEGA</annotation>
  </semantics>
</math>
</file>

<file path=Object 3/content.xml><?xml version="1.0" encoding="utf-8"?>
<math xmlns="http://www.w3.org/1998/Math/MathML" display="block">
  <semantics>
    <mrow>
      <mi mathvariant="italic">Vout</mi>
      <mrow>
        <mspace width="2em"/>
        <mo stretchy="false">=</mo>
        <mspace width="2em"/>
      </mrow>
      <mi mathvariant="italic">Gain</mi>
      <mspace width="2em"/>
      <mi>x</mi>
      <mspace width="2em"/>
      <msub>
        <mi>V</mi>
        <mi mathvariant="italic">INPUT</mi>
      </msub>
      <mrow>
        <mspace width="2em"/>
        <mo stretchy="false">=</mo>
        <mspace width="2em"/>
      </mrow>
      <mrow>
        <mo fence="true" form="prefix" stretchy="false">(</mo>
        <mrow>
          <mn>3</mn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row>
              <mo stretchy="false">−</mo>
              <mn>4.48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3.44</mn>
        </mrow>
      </mrow>
      <mi>V</mi>
    </mrow>
    <annotation encoding="StarMath 5.0">Vout ~=~ Gain ~x~ V_INPUT ~=~ (3) ~x~ ( -4.48 V) ~=~ -13.44 V</annotation>
  </semantics>
</math>
</file>

<file path=Object 4/content.xml><?xml version="1.0" encoding="utf-8"?>
<math xmlns="http://www.w3.org/1998/Math/MathML" display="block">
  <semantics>
    <mrow>
      <mi mathvariant="italic">Vout</mi>
      <mrow>
        <mspace width="2em"/>
        <mo stretchy="false">=</mo>
        <mspace width="2em"/>
      </mrow>
      <mi mathvariant="italic">Gain</mi>
      <mspace width="2em"/>
      <mi>x</mi>
      <mspace width="2em"/>
      <msub>
        <mi>V</mi>
        <mi mathvariant="italic">INPUT</mi>
      </msub>
      <mrow>
        <mspace width="2em"/>
        <mo stretchy="false">=</mo>
        <mspace width="2em"/>
      </mrow>
      <mrow>
        <mo fence="true" form="prefix" stretchy="false">(</mo>
        <mrow>
          <mn>3</mn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row>
              <mo stretchy="false">−</mo>
              <mn>5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5</mn>
        </mrow>
      </mrow>
      <mi>V</mi>
    </mrow>
    <annotation encoding="StarMath 5.0">Vout ~=~ Gain ~x~ V_INPUT ~=~ (3) ~x~ ( -5 V) ~=~ -15 V</annotation>
  </semantics>
</math>
</file>

<file path=Object 5/content.xml><?xml version="1.0" encoding="utf-8"?>
<math xmlns="http://www.w3.org/1998/Math/MathML" display="block">
  <semantics>
    <mrow>
      <mi mathvariant="italic">Vout</mi>
      <mrow>
        <mspace width="2em"/>
        <mo stretchy="false">=</mo>
        <mspace width="2em"/>
      </mrow>
      <mi mathvariant="italic">Gain</mi>
      <mspace width="2em"/>
      <mi>x</mi>
      <mspace width="2em"/>
      <msub>
        <mi>V</mi>
        <mi mathvariant="italic">INPUT</mi>
      </msub>
      <mrow>
        <mspace width="2em"/>
        <mo stretchy="false">=</mo>
        <mspace width="2em"/>
      </mrow>
      <mrow>
        <mo fence="true" form="prefix" stretchy="false">(</mo>
        <mrow>
          <mn>3</mn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row>
              <mo stretchy="false">−</mo>
              <mn>3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9</mn>
        </mrow>
      </mrow>
      <mi>V</mi>
    </mrow>
    <annotation encoding="StarMath 5.0">Vout ~=~ Gain ~x~ V_INPUT ~=~ (3) ~x~ ( -3 V ) ~=~ -9 V</annotation>
  </semantics>
</math>
</file>

<file path=Object 6/content.xml><?xml version="1.0" encoding="utf-8"?>
<math xmlns="http://www.w3.org/1998/Math/MathML" display="block">
  <semantics>
    <mrow>
      <mi mathvariant="italic">Vout</mi>
      <mrow>
        <mspace width="2em"/>
        <mo stretchy="false">=</mo>
        <mspace width="2em"/>
      </mrow>
      <mi mathvariant="italic">Gain</mi>
      <mspace width="2em"/>
      <mi>x</mi>
      <mspace width="2em"/>
      <msub>
        <mi>V</mi>
        <mi mathvariant="italic">INPUT</mi>
      </msub>
      <mrow>
        <mspace width="2em"/>
        <mo stretchy="false">=</mo>
        <mspace width="2em"/>
      </mrow>
      <mrow>
        <mo fence="true" form="prefix" stretchy="false">(</mo>
        <mrow>
          <mn>3</mn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n>1</mn>
            <mi>V</mi>
          </mrow>
        </mrow>
        <mo fence="true" form="postfix" stretchy="false">)</mo>
      </mrow>
      <mrow>
        <mspace width="2em"/>
        <mo stretchy="false">=</mo>
        <mspace width="2em"/>
      </mrow>
      <mn>3</mn>
      <mi>V</mi>
    </mrow>
    <annotation encoding="StarMath 5.0">Vout ~=~ Gain ~x~ V_INPUT ~=~ (3) ~x~ ( 1 V) ~=~ 3 V</annotation>
  </semantics>
</math>
</file>

<file path=Object 7/content.xml><?xml version="1.0" encoding="utf-8"?>
<math xmlns="http://www.w3.org/1998/Math/MathML" display="block">
  <semantics>
    <mrow>
      <mi mathvariant="italic">Vout</mi>
      <mrow>
        <mspace width="2em"/>
        <mo stretchy="false">=</mo>
        <mspace width="2em"/>
      </mrow>
      <mi mathvariant="italic">Gain</mi>
      <mspace width="2em"/>
      <mi>x</mi>
      <mspace width="2em"/>
      <msub>
        <mi>V</mi>
        <mi mathvariant="italic">INPUT</mi>
      </msub>
      <mrow>
        <mspace width="2em"/>
        <mo stretchy="false">=</mo>
        <mspace width="2em"/>
      </mrow>
      <mrow>
        <mo fence="true" form="prefix" stretchy="false">(</mo>
        <mrow>
          <mn>3</mn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n>3</mn>
            <mi>V</mi>
          </mrow>
        </mrow>
        <mo fence="true" form="postfix" stretchy="false">)</mo>
      </mrow>
      <mrow>
        <mspace width="2em"/>
        <mo stretchy="false">=</mo>
        <mspace width="2em"/>
      </mrow>
      <mn>9</mn>
      <mi>V</mi>
    </mrow>
    <annotation encoding="StarMath 5.0">Vout ~=~ Gain ~x~ V_INPUT ~=~ (3) ~x~ ( 3 V) ~=~ 9 V</annotation>
  </semantics>
</math>
</file>

<file path=Object 8/content.xml><?xml version="1.0" encoding="utf-8"?>
<math xmlns="http://www.w3.org/1998/Math/MathML" display="block">
  <semantics>
    <mrow>
      <mi mathvariant="italic">Vout</mi>
      <mrow>
        <mspace width="2em"/>
        <mo stretchy="false">=</mo>
        <mspace width="2em"/>
      </mrow>
      <mi mathvariant="italic">Gain</mi>
      <mspace width="2em"/>
      <mi>x</mi>
      <mspace width="2em"/>
      <msub>
        <mi>V</mi>
        <mi mathvariant="italic">INPUT</mi>
      </msub>
      <mrow>
        <mspace width="2em"/>
        <mo stretchy="false">=</mo>
        <mspace width="2em"/>
      </mrow>
      <mrow>
        <mo fence="true" form="prefix" stretchy="false">(</mo>
        <mrow>
          <mn>3</mn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n>5</mn>
            <mi>V</mi>
          </mrow>
        </mrow>
        <mo fence="true" form="postfix" stretchy="false">)</mo>
      </mrow>
      <mrow>
        <mspace width="2em"/>
        <mo stretchy="false">=</mo>
        <mspace width="2em"/>
      </mrow>
      <mn>15</mn>
      <mi>V</mi>
    </mrow>
    <annotation encoding="StarMath 5.0">Vout ~=~ Gain ~x~ V_INPUT ~=~ (3) ~x~ ( 5V) ~=~ 15 V</annotation>
  </semantics>
</math>
</file>

<file path=Object 9/content.xml><?xml version="1.0" encoding="utf-8"?>
<math xmlns="http://www.w3.org/1998/Math/MathML" display="block">
  <semantics>
    <mrow>
      <mi mathvariant="italic">Vout</mi>
      <mrow>
        <mspace width="2em"/>
        <mo stretchy="false">=</mo>
        <mspace width="2em"/>
      </mrow>
      <mi mathvariant="italic">Gain</mi>
      <mspace width="2em"/>
      <mi>x</mi>
      <mspace width="2em"/>
      <msub>
        <mi>V</mi>
        <mi mathvariant="italic">INPUT</mi>
      </msub>
      <mrow>
        <mspace width="2em"/>
        <mo stretchy="false">=</mo>
        <mspace width="2em"/>
      </mrow>
      <mrow>
        <mo fence="true" form="prefix" stretchy="false">(</mo>
        <mrow>
          <mn>3</mn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n>4.52</mn>
            <mi>V</mi>
          </mrow>
        </mrow>
        <mo fence="true" form="postfix" stretchy="false">)</mo>
      </mrow>
      <mrow>
        <mspace width="2em"/>
        <mo stretchy="false">=</mo>
        <mspace width="2em"/>
      </mrow>
      <mn>13.56</mn>
      <mi>V</mi>
    </mrow>
    <annotation encoding="StarMath 5.0">Vout ~=~ Gain ~x~ V_INPUT ~=~ (3) ~x~ ( 4.52 V) ~=~ 13.56 V</annotation>
  </semantics>
</math>
</file>